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406" officeooo:paragraph-rsid="00007406"/>
    </style:style>
    <style:style style:name="P2" style:family="paragraph" style:parent-style-name="Standard">
      <style:text-properties officeooo:rsid="0000f8e4" officeooo:paragraph-rsid="0000f8e4"/>
    </style:style>
    <style:style style:name="P3" style:family="paragraph" style:parent-style-name="Standard">
      <style:text-properties officeooo:rsid="000172f1" officeooo:paragraph-rsid="000172f1"/>
    </style:style>
    <style:style style:name="T1" style:family="text">
      <style:text-properties officeooo:rsid="0000f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ing a text file called “plain.txt”</text:p>
      <text:p text:style-name="P1"/>
      <text:p text:style-name="P1">2. I) Using AES-128-CBC</text:p>
      <text:p text:style-name="P1"/>
      <text:p text:style-name="P1">Encrypting:</text:p>
      <text:p text:style-name="P1"/>
      <text:p text:style-name="P1">openssl enc -aes-128-cbc -e <text:s/>-in plain -out cipher-aes-128-cbc.bin -K 00112233445566778889aabbccddeeff -iv 01020304050607083241231213124f23</text:p>
      <text:p text:style-name="P1"/>
      <text:p text:style-name="P1">Decrypting:</text:p>
      <text:p text:style-name="P1"/>
      <text:p text:style-name="P1">openssl enc -aes-128-cbc -d <text:s/>-in cipher-aes-128-cbc.bin -out decrypted-aes-128-cbc.txt -K 00112233445566778889aabbccddeeff -iv 01020304050607083241231213124f23</text:p>
      <text:p text:style-name="P1"/>
      <text:p text:style-name="P1">II) <text:span text:style-name="T1">Using AES-128-CFB</text:span></text:p>
      <text:p text:style-name="P1"/>
      <text:p text:style-name="P2">Encrypting:</text:p>
      <text:p text:style-name="P2"/>
      <text:p text:style-name="P2">openssl enc -aes-128-cfb -e <text:s/>-in plain -out cipher_aes128cfb.bin -K 00112233445566778889aabbccddeeff -iv 01020304050607083241231213124f24</text:p>
      <text:p text:style-name="P2"/>
      <text:p text:style-name="P2">Decrypting:</text:p>
      <text:p text:style-name="P2"/>
      <text:p text:style-name="P2">openssl enc -aes-128-cfb -d <text:s/>-in cipher_aes128cfb.bin -out decrypted-aes-128-cfb.txt -K 00112233445566778889aabbccddeeff -iv 01020304050607083241231213124f24</text:p>
      <text:p text:style-name="P2"/>
      <text:p text:style-name="P3">III) Using AES-128-ECB</text:p>
      <text:p text:style-name="P3"/>
      <text:p text:style-name="P3">Encrypting:</text:p>
      <text:p text:style-name="P3"/>
      <text:p text:style-name="P3">openssl enc -aes-128-ecb -e <text:s/>-in plain -out cipher_aes128ecb.bin -K 00112233445566778889aabbccddeeff -iv 01020304050607083241231213124f24</text:p>
      <text:p text:style-name="P3"/>
      <text:p text:style-name="P3">Decrypting:</text:p>
      <text:p text:style-name="P3"/>
      <text:p text:style-name="P3">openssl enc -aes-128-ecb -d <text:s/>-in cipher_aes128ecb.bin -out decrypted-aes-128-cfb.txt -K 00112233445566778889aabbccddeeff -iv 01020304050607083241231213124f2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1:01:55.269929010</meta:creation-date>
    <dc:date>2024-05-07T01:30:26.089222838</dc:date>
    <meta:editing-duration>PT8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95" meta:character-count="1060" meta:non-whitespace-character-count="975"/>
  </office:meta>
</office:document-meta>
</file>